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667cm" style:use-optimal-column-width="false" fo:break-before="auto"/>
    </style:style>
    <style:style style:family="table-column" style:name="co3">
      <style:table-column-properties style:column-width="2.223cm" style:use-optimal-column-width="false" fo:break-before="auto"/>
    </style:style>
    <style:style style:family="table-column" style:name="co4">
      <style:table-column-properties style:column-width="2.328cm" style:use-optimal-column-width="false" fo:break-before="auto"/>
    </style:style>
    <style:style style:family="table-column" style:name="co5">
      <style:table-column-properties style:column-width="6.615cm" style:use-optimal-column-width="false" fo:break-before="auto"/>
    </style:style>
    <style:style style:family="table-column" style:name="co6">
      <style:table-column-properties style:column-width="2.328cm" style:use-optimal-column-width="false" fo:break-before="auto"/>
    </style:style>
    <style:style style:family="table-column" style:name="co7">
      <style:table-column-properties style:column-width="0.635cm" style:use-optimal-column-width="false" fo:break-before="auto"/>
    </style:style>
    <style:style style:family="table-column" style:name="co8">
      <style:table-column-properties style:column-width="1.005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7938cm" style:use-optimal-column-width="false" fo:break-before="auto"/>
    </style:style>
    <style:style style:family="table-column" style:name="co11">
      <style:table-column-properties style:column-width="0.8732cm" style:use-optimal-column-width="false" fo:break-before="auto"/>
    </style:style>
    <style:style style:family="table-column" style:name="co12">
      <style:table-column-properties style:column-width="0.9526cm" style:use-optimal-column-width="false" fo:break-before="auto"/>
    </style:style>
    <style:style style:family="table-column" style:name="co13">
      <style:table-column-properties style:column-width="1.032cm" style:use-optimal-column-width="false" fo:break-before="auto"/>
    </style:style>
    <style:style style:family="table-column" style:name="co14">
      <style:table-column-properties style:column-width="1.138cm" style:use-optimal-column-width="false" fo:break-before="auto"/>
    </style:style>
    <style:style style:family="table-column" style:name="co15">
      <style:table-column-properties style:column-width="1.244cm" style:use-optimal-column-width="false" fo:break-before="auto"/>
    </style:style>
    <style:style style:family="table-column" style:name="co16">
      <style:table-column-properties style:column-width="1.376cm" style:use-optimal-column-width="false" fo:break-before="auto"/>
    </style:style>
    <style:style style:family="table-column" style:name="co17">
      <style:table-column-properties style:column-width="1.508cm" style:use-optimal-column-width="false" fo:break-before="auto"/>
    </style:style>
    <style:style style:family="table-column" style:name="co18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able-row" style:name="ro140">
      <style:table-row-properties style:row-height="13.5pt" style:use-optimal-row-height="false" fo:break-before="auto"/>
    </style:style>
    <style:style style:family="table-row" style:name="ro141">
      <style:table-row-properties style:row-height="13.5pt" style:use-optimal-row-height="tru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style-name="co17" table:default-cell-style-name="ce4"/>
        <table:table-column table:number-columns-repeated="100" table:style-name="co18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4.78250000000008">
            <text:p>224.78250000000008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5" office:value-type="time" office:time-value="PT15H10M00S"/>
          <table:table-cell table:style-name="ce5" office:value-type="time" office:time-value="PT15H30M00S"/>
          <table:table-cell table:style-name="ce9" office:value-type="string">
            <text:p>Conversão para dólar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40">
          <table:table-cell table:style-name="ce8" office:value-type="date" office:date-value="2022-09-15"/>
          <table:table-cell table:style-name="ce10" office:value-type="time" office:time-value="PT16H30M00S"/>
          <table:table-cell table:style-name="ce10" office:value-type="time" office:time-value="PT17H10M00S"/>
          <table:table-cell office:value-type="string">
            <text:p>Duas opções de notificação</text:p>
          </table:table-cell>
          <table:table-cell table:style-name="ce5" table:formula="of:=[.C139]-[.B139]" office:value-type="time" office:time-value="PT00H40M00S"/>
          <table:table-cell table:number-columns-repeated="1024"/>
        </table:table-row>
        <table:table-row table:style-name="ro141">
          <table:table-cell table:style-name="ce8" office:value-type="date" office:date-value="2022-09-15"/>
          <table:table-cell table:style-name="ce10" office:value-type="time" office:time-value="PT17H10M00S"/>
          <table:table-cell table:style-name="ce10" office:value-type="time" office:time-value="PT17H20M00S"/>
          <table:table-cell office:value-type="string">
            <text:p>Update produção</text:p>
          </table:table-cell>
          <table:table-cell table:style-name="ce5" table:formula="of:=[.C140]-[.B140]" office:value-type="time" office:time-value="PT00H09M59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80.98cm" fo:min-height="80.98cm"/>
      </style:header-style>
      <style:footer-style>
        <style:header-footer-properties svg:height="80.98cm" fo:min-height="80.9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